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.813cm" fo:min-width="0.088cm" fo:padding-top="0.7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5.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.813cm" fo:min-width="0.088cm" fo:padding-top="0.75cm" fo:padding-bottom="0.125cm" fo:padding-left="0.8cm" fo:padding-right="0.8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7" style:family="graphic" style:parent-style-name="standard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8" style:family="graphic" style:parent-style-name="standard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</style:style>
    <style:style style:name="gr39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gr42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f396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acd1d8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solid" draw:fill-color="#acd1d8"/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39" draw:style-name="gr1" draw:text-style-name="P2" draw:layer="layout" svg:width="1.687cm" svg:height="1.687cm" svg:x="2.499cm" svg:y="1.48cm">
          <text:p text:style-name="P1"><text:span text:style-name="T1">1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" draw:text-style-name="P2" draw:layer="layout" svg:width="1.687cm" svg:height="1.687cm" svg:x="4.099cm" svg:y="1.48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3" draw:text-style-name="P2" draw:layer="layout" svg:width="1.687cm" svg:height="1.687cm" svg:x="5.699cm" svg:y="1.48cm">
          <text:p text:style-name="P1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4" draw:text-style-name="P2" draw:layer="layout" svg:width="1.687cm" svg:height="1.687cm" svg:x="7.299cm" svg:y="1.48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5" draw:text-style-name="P2" draw:layer="layout" svg:width="1.687cm" svg:height="1.687cm" svg:x="2.499cm" svg:y="3.081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6" draw:text-style-name="P2" draw:layer="layout" svg:width="1.687cm" svg:height="1.687cm" svg:x="4.099cm" svg:y="3.081cm">
          <text:p text:style-name="P1"><text:span text:style-name="T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7" draw:text-style-name="P2" draw:layer="layout" svg:width="1.687cm" svg:height="1.687cm" svg:x="5.699cm" svg:y="3.0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8" draw:text-style-name="P2" draw:layer="layout" svg:width="1.687cm" svg:height="1.687cm" svg:x="7.299cm" svg:y="3.0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9" draw:text-style-name="P3" draw:layer="layout" svg:width="1.687cm" svg:height="1.687cm" svg:x="2.499cm" svg:y="4.681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10" draw:text-style-name="P3" draw:layer="layout" svg:width="1.687cm" svg:height="1.687cm" svg:x="4.099cm" svg:y="4.681cm">
          <text:p text:style-name="P1"><text:span text:style-name="T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11" draw:text-style-name="P2" draw:layer="layout" svg:width="1.687cm" svg:height="1.687cm" svg:x="5.699cm" svg:y="4.681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12" draw:text-style-name="P2" draw:layer="layout" svg:width="1.687cm" svg:height="1.687cm" svg:x="7.299cm" svg:y="4.6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13" draw:text-style-name="P3" draw:layer="layout" svg:width="1.687cm" svg:height="1.687cm" svg:x="2.499cm" svg:y="6.281cm">
          <text:p text:style-name="P1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14" draw:text-style-name="P3" draw:layer="layout" svg:width="1.687cm" svg:height="1.687cm" svg:x="4.099cm" svg:y="6.2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15" draw:text-style-name="P2" draw:layer="layout" svg:width="1.687cm" svg:height="1.687cm" svg:x="5.699cm" svg:y="6.281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16" draw:text-style-name="P2" draw:layer="layout" svg:width="1.687cm" svg:height="1.687cm" svg:x="7.299cm" svg:y="6.2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17" draw:text-style-name="P4" draw:layer="layout" svg:width="5.8cm" svg:height="0.001cm" svg:x="9.3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18" draw:text-style-name="P5" draw:layer="layout" svg:width="6.2cm" svg:height="1.775cm" svg:x="9.1cm" svg:y="2.924cm">
          <text:p text:style-name="P1"><text:span text:style-name="T2">Avg pooling with 2x2 filter and stride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9_0" draw:style-name="gr19" draw:text-style-name="P2" draw:layer="layout" svg:width="1.687cm" svg:height="1.687cm" svg:x="2.611cm" svg:y="10.125cm">
          <text:p text:style-name="P1"><text:span text:style-name="T1">1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_0" draw:style-name="gr20" draw:text-style-name="P2" draw:layer="layout" svg:width="1.687cm" svg:height="1.687cm" svg:x="4.212cm" svg:y="10.125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_0" draw:style-name="gr21" draw:text-style-name="P2" draw:layer="layout" svg:width="1.687cm" svg:height="1.687cm" svg:x="5.812cm" svg:y="10.125cm">
          <text:p text:style-name="P1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_0" draw:style-name="gr22" draw:text-style-name="P2" draw:layer="layout" svg:width="1.687cm" svg:height="1.687cm" svg:x="7.412cm" svg:y="10.125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_0" draw:style-name="gr23" draw:text-style-name="P2" draw:layer="layout" svg:width="1.687cm" svg:height="1.687cm" svg:x="2.611cm" svg:y="11.725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_0" draw:style-name="gr24" draw:text-style-name="P2" draw:layer="layout" svg:width="1.687cm" svg:height="1.687cm" svg:x="4.212cm" svg:y="11.725cm">
          <text:p text:style-name="P1"><text:span text:style-name="T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_0" draw:style-name="gr25" draw:text-style-name="P2" draw:layer="layout" svg:width="1.687cm" svg:height="1.687cm" svg:x="5.812cm" svg:y="11.725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_0" draw:style-name="gr26" draw:text-style-name="P2" draw:layer="layout" svg:width="1.687cm" svg:height="1.687cm" svg:x="7.412cm" svg:y="11.725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_0" draw:style-name="gr27" draw:text-style-name="P2" draw:layer="layout" svg:width="1.687cm" svg:height="1.687cm" svg:x="2.611cm" svg:y="13.325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_0" draw:style-name="gr28" draw:text-style-name="P2" draw:layer="layout" svg:width="1.687cm" svg:height="1.687cm" svg:x="4.212cm" svg:y="13.325cm">
          <text:p text:style-name="P1"><text:span text:style-name="T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_0" draw:style-name="gr29" draw:text-style-name="P3" draw:layer="layout" svg:width="1.687cm" svg:height="1.687cm" svg:x="5.812cm" svg:y="13.325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_0" draw:style-name="gr30" draw:text-style-name="P3" draw:layer="layout" svg:width="1.687cm" svg:height="1.687cm" svg:x="7.412cm" svg:y="13.325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_0" draw:style-name="gr31" draw:text-style-name="P2" draw:layer="layout" svg:width="1.687cm" svg:height="1.687cm" svg:x="2.611cm" svg:y="14.926cm">
          <text:p text:style-name="P1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_0" draw:style-name="gr32" draw:text-style-name="P2" draw:layer="layout" svg:width="1.687cm" svg:height="1.687cm" svg:x="4.212cm" svg:y="14.926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_0" draw:style-name="gr33" draw:text-style-name="P3" draw:layer="layout" svg:width="1.687cm" svg:height="1.687cm" svg:x="5.812cm" svg:y="14.926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_0" draw:style-name="gr34" draw:text-style-name="P3" draw:layer="layout" svg:width="1.687cm" svg:height="1.687cm" svg:x="7.412cm" svg:y="14.926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_0" draw:style-name="gr17" draw:text-style-name="P4" draw:layer="layout" svg:width="5.8cm" svg:height="0.001cm" svg:x="9.412cm" svg:y="13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_0" draw:style-name="gr18" draw:text-style-name="P5" draw:layer="layout" svg:width="6.2cm" svg:height="1.775cm" svg:x="9.212cm" svg:y="11.569cm">
          <text:p text:style-name="P1"><text:span text:style-name="T2">Avg pooling with 2x2 filter and stride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" draw:style-name="gr35" draw:text-style-name="P6" draw:layer="layout" svg:width="1.687cm" svg:height="1.687cm" svg:x="15.413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" draw:style-name="gr36" draw:text-style-name="P6" draw:layer="layout" svg:width="1.687cm" svg:height="1.687cm" svg:x="17.013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" draw:style-name="gr37" draw:text-style-name="P7" draw:layer="layout" svg:width="1.687cm" svg:height="1.687cm" svg:x="15.413cm" svg:y="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" draw:style-name="gr38" draw:text-style-name="P8" draw:layer="layout" svg:width="1.687cm" svg:height="1.687cm" svg:x="17.013cm" svg:y="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_0" draw:style-name="gr39" draw:text-style-name="P6" draw:layer="layout" svg:width="1.687cm" svg:height="1.687cm" svg:x="15.413cm" svg:y="1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_0" draw:style-name="gr40" draw:text-style-name="P6" draw:layer="layout" svg:width="1.687cm" svg:height="1.687cm" svg:x="17.013cm" svg:y="1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_0" draw:style-name="gr38" draw:text-style-name="P8" draw:layer="layout" svg:width="1.687cm" svg:height="1.687cm" svg:x="15.413cm" svg:y="1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_0" draw:style-name="gr38" draw:text-style-name="P8" draw:layer="layout" svg:width="1.687cm" svg:height="1.687cm" svg:x="17.013cm" svg:y="1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0" draw:layer="layout" svg:width="2.54cm" svg:height="0.747cm" svg:x="14.996cm" svg:y="12.17cm">
          <draw:text-box>
            <text:p text:style-name="P9"><text:span text:style-name="T1">3.75</text:span></text:p>
          </draw:text-box>
        </draw:frame>
        <draw:frame draw:style-name="gr41" draw:text-style-name="P10" draw:layer="layout" svg:width="2.54cm" svg:height="0.747cm" svg:x="14.996cm" svg:y="3.571cm">
          <draw:text-box>
            <text:p text:style-name="P9"><text:span text:style-name="T1">3.75</text:span></text:p>
          </draw:text-box>
        </draw:frame>
        <draw:frame draw:style-name="gr41" draw:text-style-name="P10" draw:layer="layout" svg:width="2.54cm" svg:height="0.747cm" svg:x="16.596cm" svg:y="3.572cm">
          <draw:text-box>
            <text:p text:style-name="P9"><text:span text:style-name="T1">2.5</text:span></text:p>
          </draw:text-box>
        </draw:frame>
        <draw:frame draw:style-name="gr41" draw:text-style-name="P10" draw:layer="layout" svg:width="2.54cm" svg:height="0.747cm" svg:x="14.996cm" svg:y="5.272cm">
          <draw:text-box>
            <text:p text:style-name="P9"><text:span text:style-name="T1">4.25</text:span></text:p>
          </draw:text-box>
        </draw:frame>
        <draw:frame draw:style-name="gr41" draw:text-style-name="P10" draw:layer="layout" svg:width="2.54cm" svg:height="0.747cm" svg:x="16.596cm" svg:y="12.172cm">
          <draw:text-box>
            <text:p text:style-name="P9"><text:span text:style-name="T1">2.5</text:span></text:p>
          </draw:text-box>
        </draw:frame>
        <draw:frame draw:style-name="gr41" draw:text-style-name="P10" draw:layer="layout" svg:width="2.54cm" svg:height="0.747cm" svg:x="14.996cm" svg:y="13.872cm">
          <draw:text-box>
            <text:p text:style-name="P9"><text:span text:style-name="T1">4.25</text:span></text:p>
          </draw:text-box>
        </draw:frame>
        <draw:frame draw:style-name="gr41" draw:text-style-name="P10" draw:layer="layout" svg:width="2.54cm" svg:height="0.747cm" svg:x="16.596cm" svg:y="13.872cm">
          <draw:text-box>
            <text:p text:style-name="P9"><text:span text:style-name="T1">1.75</text:span></text:p>
          </draw:text-box>
        </draw:frame>
        <presentation:notes draw:style-name="dp2">
          <draw:page-thumbnail draw:style-name="gr4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69</meta:editing-cycles>
    <meta:creation-date>2017-01-08T13:57:27</meta:creation-date>
    <dc:date>2021-11-05T13:56:54.636815708</dc:date>
    <meta:editing-duration>P3DT3H20M40S</meta:editing-duration>
    <meta:generator>LibreOffice/6.4.3.2$Linux_X86_64 LibreOffice_project/40$Build-2</meta:generator>
    <meta:document-statistic meta:object-count="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